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85F000001DCF1F361E0.wmf"/>
  <manifest:file-entry manifest:media-type="" manifest:full-path="Pictures/20000008000034D000000FB63D6267AE.wmf"/>
  <manifest:file-entry manifest:media-type="" manifest:full-path="Pictures/20000008000034D0000012318AD526A2.wmf"/>
  <manifest:file-entry manifest:media-type="" manifest:full-path="Pictures/20000008000034D000000B2A550B893D.wmf"/>
  <manifest:file-entry manifest:media-type="" manifest:full-path="Pictures/20000008000034D0000008C9FBD5E42B.wmf"/>
  <manifest:file-entry manifest:media-type="" manifest:full-path="Pictures/20000008000034D000000668011720D5.wmf"/>
  <manifest:file-entry manifest:media-type="" manifest:full-path="Pictures/20000008000034D0000018B4F1AC24DA.wmf"/>
  <manifest:file-entry manifest:media-type="" manifest:full-path="Pictures/20000008000034D00000212D590614A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6ff2" fo:font-size="11pt" fo:language="en" fo:country="none" fo:font-weight="bold" style:font-size-asian="11pt" style:font-weight-asian="bold" style:font-size-complex="11pt" style:font-weight-complex="bold"/>
    </style:style>
    <style:style style:name="P2" style:family="paragraph" style:parent-style-name="Standard" style:list-style-name="">
      <style:paragraph-properties fo:margin-top="0in" fo:margin-bottom="0.139in" fo:line-height="100%">
        <style:tab-stops/>
      </style:paragraph-properties>
      <style:text-properties fo:color="#ff6ff2"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color="#ff6ff2"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think you were supposed to just tackle him," beatrix said looking all kinds of put off.</text:p>
      <text:p text:style-name="P1"/>
      <text:p text:style-name="P1">wizardy herbert reached down to the body of the fictional camper he just shot and picked up the flag. "same difference."</text:p>
      <text:p text:style-name="P1"/>
      <text:p text:style-name="P1">"IS it?"</text:p>
      <text:p text:style-name="P1"/>
      <text:p text:style-name="P1">"this is some lame magical version of capture the flag. the book wanted me to capture the flag from him. the flag has now been captured. anyway, hes just a kind of brainless puppet."</text:p>
      <text:p text:style-name="P1"/>
      <text:p text:style-name="P1">"then what are we?" she asked.</text:p>
      <text:p text:style-name="P1"/>
      <text:p text:style-name="P1">"i dunno. brainless puppets whove spent a few years in the real world. kind of like everyone else, i suppose."</text:p>
      <text:p text:style-name="P1"/>
      <text:p text:style-name="P1">"jeez thats cynical. anyway, youre the one who said we should let the story play out the way its supposed to. im just pointing out your own rules."</text:p>
      <text:p text:style-name="P1"/>
      <text:p text:style-name="P1">"ehhh." herbert made a dismissive gesture with his smoking gun. "these punks were starting to get on my nerves. we're making progress anyway. see? listen to that. russets scene is coming up. if i remember right this is the one that introduces his recurring love interest. also i guess the chief bad guy. i mean, sorta."</text:p>
      <text:p text:style-name="P1"/>
      <text:p text:style-name="P1">she listened. there was yelling through the woods. it was coming closer.</text:p>
      <text:p text:style-name="P1"/>
      <text:p text:style-name="P1">"help! herb! bea! where are you?!" </text:p>
      <text:p text:style-name="P2"><text:soft-page-break/><draw:frame draw:style-name="fr1" text:anchor-type="as-char" svg:width="5.3228in" svg:height="3.3437in" draw:z-index="0"><draw:image xlink:href="Pictures/20000008000034D00000212D590614AF.wmf" xlink:type="simple" xlink:show="embed" xlink:actuate="onLoad"/></draw:frame></text:p>
      <text:p text:style-name="P2">"herbert - OW - will you do something? OWW! sunuva. this cant be right!"</text:p>
      <text:p text:style-name="P2"/>
      <text:p text:style-name="P2">herbert aimed carefully with his beretta at the head of russets assailant. he was way serious and stone cold about it. he was not going to miss.</text:p>
      <text:p text:style-name="P2"/>
      <text:p text:style-name="P2">BANG.</text:p>
      <text:p text:style-name="P2"/>
      <text:p text:style-name="P2">he missed. beatrix was grabbing his arm redirecting his aim. "herbert you have to stop!"</text:p>
      <text:p text:style-name="P2"/>
      <text:p text:style-name="P2">"why beatrix" he said with a super sly smile. "if i didnt know better, id say you were taking some enjoyment from watchin your dear pal russets smackdown."</text:p>
      <text:p text:style-name="P2"/>
      <text:p text:style-name="P2">"what? no!" she didnt let go of his arm. but he wouldnt quit his douchey smile. she went on. "you cant just keep offing fictional characters. its... i dunno. irresponsible."</text:p>
      <text:p text:style-name="P2"/>
      <text:p text:style-name="P2">"yeah yeah."</text:p>
      <text:p text:style-name="P2"><text:soft-page-break/></text:p>
      <text:p text:style-name="P2">"besides you know the scene is supposed to play out like this. russet is supposed to get rescued. how is he supposed to get rescued if the bullies are dead? you cant just go around changing things."</text:p>
      <text:p text:style-name="P2"/>
      <text:p text:style-name="P2">"i guess youre right."</text:p>
      <text:p text:style-name="P2"/>
      <text:p text:style-name="P2">herbert holstered his gun admiring a few more choice sucker punches to russets midriff. OOF. that onell leave a mark. beatrix regained her calm. "so whos this guy thats supposed to save him?" she asked. "you say hes the villain?"</text:p>
      <text:p text:style-name="P2"/>
      <text:p text:style-name="P2">"here he comes now." </text:p>
      <text:p text:style-name="P2"><draw:frame draw:style-name="fr1" text:anchor-type="as-char" svg:width="5.3228in" svg:height="2.4898in" draw:z-index="1"><draw:image xlink:href="Pictures/20000008000034D0000018B4F1AC24DA.wmf" xlink:type="simple" xlink:show="embed" xlink:actuate="onLoad"/></draw:frame></text:p>
      <text:p text:style-name="P2">beatrix squinted at the serpenook boy. she didnt know why she couldnt see it coming. "grant??" </text:p>
      <text:p text:style-name="P2"><draw:frame draw:style-name="fr1" text:anchor-type="as-char" svg:width="5.3228in" svg:height="1.8335in" draw:z-index="2"><draw:image xlink:href="Pictures/20000008000034D0000012318AD526A2.wmf" xlink:type="simple" xlink:show="embed" xlink:actuate="onLoad"/></draw:frame></text:p>
      <text:p text:style-name="P2">"a favor?" russet said. but he was barely listening. the resemblance to his real life friend was uncanny. he was sure it <text:soft-page-break/>was him. but here in this dumb prison he was no more than a soulless mannequin dreamt up to recite insipid horseshit. </text:p>
      <text:p text:style-name="P2"><draw:frame draw:style-name="fr1" text:anchor-type="as-char" svg:width="5.3228in" svg:height="1.5835in" draw:z-index="3"><draw:image xlink:href="Pictures/20000008000034D000000FB63D6267AE.wmf" xlink:type="simple" xlink:show="embed" xlink:actuate="onLoad"/></draw:frame></text:p>
      <text:p text:style-name="P2">actually he said it like a zombie. "never. ill never betray my friends." </text:p>
      <text:p text:style-name="P2"><draw:frame draw:style-name="fr1" text:anchor-type="as-char" svg:width="5.3228in" svg:height="1.1252in" draw:z-index="4"><draw:image xlink:href="Pictures/20000008000034D000000B2A550B893D.wmf" xlink:type="simple" xlink:show="embed" xlink:actuate="onLoad"/></draw:frame></text:p>
      <text:p text:style-name="P2">"russet" he whispered. </text:p>
      <text:p text:style-name="P2"><draw:frame draw:style-name="fr1" text:anchor-type="as-char" svg:width="5.3228in" svg:height="0.8854in" draw:z-index="5"><draw:image xlink:href="Pictures/20000008000034D0000008C9FBD5E42B.wmf" xlink:type="simple" xlink:show="embed" xlink:actuate="onLoad"/></draw:frame></text:p>
      <text:p text:style-name="P2">the guy paused to remove his glasses and polished them on his sash. it came off as a seriously dramatic gesture, just as intended and also as explicitly stated in the text. </text:p>
      <text:p text:style-name="P2"><draw:frame draw:style-name="fr1" text:anchor-type="as-char" svg:width="5.3228in" svg:height="0.6457in" draw:z-index="6"><draw:image xlink:href="Pictures/20000008000034D000000668011720D5.wmf" xlink:type="simple" xlink:show="embed" xlink:actuate="onLoad"/></draw:frame></text:p>
      <text:p text:style-name="P2">herbert and beatrix were dressed in fanciful athletic gear. thats what kids wear when theyre about to embark on a journey to compete in some irrational magic <draw:frame draw:style-name="fr1" text:anchor-type="as-char" svg:width="0.8437in" svg:height="0.1874in" draw:z-index="7"><draw:image xlink:href="Pictures/200000080000085F000001DCF1F361E0.wmf" xlink:type="simple" xlink:show="embed" xlink:actuate="onLoad"/></draw:frame>. herbert had tucked under his arm a big stitched up leather ball with golden springs poking out of it for no good god damn reason. it was called a skubbump. beatrix had propped on her shoulder this funnel thing to be worn as a glove called a gimmidge horn, a crucial appendage for any drudsel scooper worth her salt. theyd been selected probably for some valorous deeds they did to represent fort crowsnest in this highly whimsical <draw:frame draw:style-name="fr1" text:anchor-type="as-char" svg:width="0.8437in" svg:height="0.1874in" draw:z-index="8"><draw:image xlink:href="Pictures/200000080000085F000001DCF1F361E0.wmf" xlink:type="simple" xlink:show="embed" xlink:actuate="onLoad"/></draw:frame>event. russet was there too, but he didnt get chosen to play in the <draw:frame draw:style-name="fr1" text:anchor-type="as-char" svg:width="0.8437in" svg:height="0.1874in" draw:z-index="9"><draw:image xlink:href="Pictures/200000080000085F000001DCF1F361E0.wmf" xlink:type="simple" xlink:show="embed" xlink:actuate="onLoad"/></draw:frame>due to some poorly explained stuff that no reasonable person could <text:soft-page-break/>possibly care about even if offered loads of cash. he was mainly jacked into the scene to wave goodbye and wish them luck which he begrudgingly did. </text:p>
      <text:p text:style-name="P2">he also put in some time dodging questions and averting eye contact from his friends. he was being a champion at that.</text:p>
      <text:p text:style-name="P2"/>
      <text:p text:style-name="P2">"russet! answer me!" beatrix demanded. "why the heck didnt you tell us? or tell grant for that matter?"</text:p>
      <text:p text:style-name="P2"/>
      <text:p text:style-name="P2">herbert wasnt paying much attention. so russet was moody and cryptic and didnt tell people some stuff. what a bombshell. he worried at one of the springs poking out of his ridonkulous ball. it made a sproinging sound like a mouth harp and broke off. he wondered if the springs served any actual purpose. the springs did not serve any actual purpose.</text:p>
      <text:p text:style-name="P2"/>
      <text:p text:style-name="P2">"how could you keep something like that from everyone? that you knew all along?"</text:p>
      <text:p text:style-name="P2"/>
      <text:p text:style-name="P2">"i just wanted what was best for grant" he finally said.</text:p>
      <text:p text:style-name="P2"/>
      <text:p text:style-name="P2">she had tons of questions but couldnt settle on the next one to ask. she wasnt about to let good body language go to waste so she did kinda what mimes do when they dont like something you said. how long did he know grant was from this dogshit wizardfic? howd he escape in the first place? was it really his spell that sealed them here? how long had he been planning this? she guessed that would explain why he had an absurdly obvious pseudonym. grant anonama? yeah like THATS a real name. great job bro, or should she say SLINUS. she wondered if his bogus name wasnt an anagram for something. like a clue dangled under their noses. magic bad guys do love their anagrams. they are just so damn clever and when you finally figure them out its like whoa INSTANT MINDFUCK.</text:p>
      <text:p text:style-name="P2"/>
      <text:p text:style-name="P2">"hes quite a troubled person you know bea."</text:p>
      <text:p text:style-name="P2"/>
      <text:p text:style-name="P2">herbert looked up from his skubbump. "well if RUSSET thinks so, then..."</text:p>
      <text:p text:style-name="P2"/>
      <text:p text:style-name="P2"><text:soft-page-break/>she gave up on the interrogation. when youre dealt a shit sandwich why go to war over who baked the bread. russet could stuff his dumb secrets in a sack for all she cared. what did she ever see in this moping tool? she never thought she would long for those times before they met. the old questing days before all this started. she was never exactly psyched to watch herbert assault a crazy old wizard with a pistol but now... ok she wasnt saying she wanted to see any more wizards get shot. she just meant she would trade all the badges in the world to go back to when things were simpler.</text:p>
      <text:p text:style-name="P2"/>
      <text:p text:style-name="P2">it was time to go. the narratives invisible conductor let them know with the arrival of a carriage. it was drawn by two floating, perfectly immobile wooden horses. herbert read this thing a hundred times but still couldnt understand the authors fascination with flying rigid wooden horses.</text:p>
      <text:p text:style-name="P2"/>
      <text:p text:style-name="P2">herbert held open the door with a bow and gestured her in with ironic chivalry. the text didnt let it go unsaid that was meant as a big fuck you to russet thus keeping their rivalry brewing, but in truth neither dude was feeling it this time. beatrix got in and they were off. rigid horses, carriage and all into the sky. they turned around in their seats and waved to russet below, because a poorly written sentence said they were supposed to.</text:p>
      <text:p text:style-name="P2"/>
      <text:p text:style-name="P2">beatrix smacked her forehead.</text:p>
      <text:p text:style-name="P2"/>
      <text:p text:style-name="P2">"'not an anagram'" she quoted from her brain.</text:p>
      <text:p text:style-name="P2"/>
      <text:p text:style-name="P2">"what?" he asked.</text:p>
      <text:p text:style-name="P2"/>
      <text:p text:style-name="P2">"that FUCKER"</text:p>
      <text:p text:style-name="P2">herbert took a swipe at the clumsy yet elusive skubbump. the orb ducked under his arm and shambled on its way like a husky beetle with some stuff to do over there. the crowd of almost-people roared generically at the almost-snatch. the maneuver if successful would have locked the score at 'queen six love' which REALLY would have been just. WOW. somethin else. possibly exciting? herbert still didnt quite understand the rules for the game. and judging by the antics of all the other boobs on their floating wooden horses, the author didnt either.</text:p>
      <text:p text:style-name="P2"><text:soft-page-break/></text:p>
      <text:p text:style-name="P2">herbert struggled to turn his horse around to pursue the skubbump, but his mount of rigid lumber was unresponsive. as much as he reminded himself he just couldnt get used to fact that the story was in control of the horse. dead ahead was the leagues elite drudsel scooper, who was fussing with the laces on her gimmidge horn while her horse idled. she looked up.</text:p>
      <text:p text:style-name="P2"/>
      <text:p text:style-name="P2">"herbert watch where youre going!"</text:p>
      <text:p text:style-name="P2"/>
      <text:p text:style-name="P2">"i cant. i think the book wants us to crash."</text:p>
      <text:p text:style-name="P2"/>
      <text:p text:style-name="P2">beatrix thought about it. she almost kicked the sides of her inert stallion to prod it along but caught herself. "do we really have to?"</text:p>
      <text:p text:style-name="P2"/>
      <text:p text:style-name="P2">herbert shrugged. another solid half minute of awkward horse advancement went by before the creaking oaken collision. herbert tumbled through the air and hit the grass pitch hard on his back. beatrix landed on top him. they found each other face to face.</text:p>
      <text:p text:style-name="P2"/>
      <text:p text:style-name="P2">"is she serious with this?" she asked regarding the hella subtle way the author decided to craft this situration*. situation. is was like, popetry in motion. plus hornses(???)</text:p>
      <text:p text:style-name="P2"/>
      <text:p text:style-name="P2">"im afaid* so. i think the story is builting romantic tension between us."</text:p>
      <text:p text:style-name="P2"/>
      <text:p text:style-name="P2">"it IS?" it was not a question. but a statement of major concorn. *cern</text:p>
      <text:p text:style-name="P2"/>
      <text:p text:style-name="P2">"yeah. it it establushing* the groundwork for romance beween our characaters. its sort of the one token heroterosexual** romance in the book. we probably jush have to ride it out"</text:p>
      <text:p text:style-name="P2"/>
      <text:p text:style-name="P2">beautrix dinit* dint kno whaf*T the felling of collor red <text:soft-page-break/>wash.... but</text:p>
      <text:p text:style-name="P2"/>
      <text:p text:style-name="P2">she cloun*cloud*COULD swear the fleling</text:p>
      <text:p text:style-name="P2"/>
      <text:p text:style-name="P2">she could swar</text:p>
      <text:p text:style-name="P2"/>
      <text:p text:style-name="P2">the felling</text:p>
      <text:p text:style-name="P2"/>
      <text:p text:style-name="P2">*FEEEEling</text:p>
      <text:p text:style-name="P2"/>
      <text:p text:style-name="P2">ws crepping</text:p>
      <text:p text:style-name="P2"/>
      <text:p text:style-name="P2">ontoo. herrrrrf.</text:p>
      <text:p text:style-name="P2"/>
      <text:p text:style-name="P2">face.</text:p>
      <text:p text:style-name="P2"/>
      <text:p text:style-name="P2">(RAAARARRAAUUUAAAAUUAGHGHGGHGGGGHHGH DOINT WRITE WHILT DRONK U LUSHEY DUM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0" meta:object-count="0" meta:page-count="8" meta:paragraph-count="68" meta:word-count="1585" meta:character-count="8866"/>
    <meta:generator>OpenOffice/4.1.2$Win32 OpenOffice.org_project/412m3$Build-9782</meta:generator>
  </office:meta>
</office:document-meta>
</file>